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swald" svg:font-family="Oswald"/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fo:font-size="14pt" officeooo:paragraph-rsid="00180d98" style:font-size-asian="14pt" style:font-size-complex="14pt"/>
    </style:style>
    <style:style style:name="P2" style:family="paragraph" style:parent-style-name="Standard">
      <style:paragraph-properties fo:line-height="115%" fo:text-align="center" style:justify-single-word="false"/>
      <style:text-properties fo:font-size="14pt" officeooo:paragraph-rsid="001e298f" style:font-size-asian="14pt" style:font-size-complex="14pt"/>
    </style:style>
    <style:style style:name="P3" style:family="paragraph" style:parent-style-name="Standard">
      <style:paragraph-properties fo:line-height="115%" fo:text-align="justify" style:justify-single-word="false"/>
      <style:text-properties fo:font-size="14pt" officeooo:paragraph-rsid="00180d98" style:font-size-asian="14pt" style:font-size-complex="14pt"/>
    </style:style>
    <style:style style:name="P4" style:family="paragraph" style:parent-style-name="Standard">
      <style:paragraph-properties fo:line-height="115%" fo:text-align="justify" style:justify-single-word="false"/>
      <style:text-properties fo:font-size="14pt" officeooo:paragraph-rsid="00190b11" style:font-size-asian="14pt" style:font-size-complex="14pt"/>
    </style:style>
    <style:style style:name="P5" style:family="paragraph" style:parent-style-name="Standard">
      <style:paragraph-properties fo:line-height="115%" fo:text-align="justify" style:justify-single-word="false"/>
      <style:text-properties fo:font-size="14pt" officeooo:paragraph-rsid="001a43c3" style:font-size-asian="14pt" style:font-size-complex="14pt"/>
    </style:style>
    <style:style style:name="P6" style:family="paragraph" style:parent-style-name="Standard">
      <style:paragraph-properties fo:line-height="115%" fo:text-align="justify" style:justify-single-word="false"/>
      <style:text-properties fo:font-size="14pt" officeooo:paragraph-rsid="001e298f" style:font-size-asian="14pt" style:font-size-complex="14pt"/>
    </style:style>
    <style:style style:name="P7" style:family="paragraph" style:parent-style-name="Standard">
      <style:paragraph-properties fo:line-height="115%" fo:text-align="justify" style:justify-single-word="false"/>
      <style:text-properties fo:font-size="14pt" officeooo:rsid="00180d98" officeooo:paragraph-rsid="00180d98" style:font-size-asian="14pt" style:font-size-complex="14pt"/>
    </style:style>
    <style:style style:name="P8" style:family="paragraph" style:parent-style-name="Standard">
      <style:paragraph-properties fo:line-height="115%" fo:text-align="center" style:justify-single-word="false"/>
      <style:text-properties fo:font-size="11pt" officeooo:paragraph-rsid="00180d98" style:font-size-asian="11pt" style:font-size-complex="11pt"/>
    </style:style>
    <style:style style:name="P9" style:family="paragraph" style:parent-style-name="Standard">
      <style:paragraph-properties fo:margin-left="0cm" fo:margin-right="0cm" fo:line-height="115%" fo:text-align="center" style:justify-single-word="false" fo:text-indent="0cm" style:auto-text-indent="false"/>
      <style:text-properties fo:font-size="14pt" officeooo:paragraph-rsid="00180d98" style:font-size-asian="14pt" style:font-size-complex="14pt"/>
    </style:style>
    <style:style style:name="P10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fo:font-size="14pt" officeooo:paragraph-rsid="002187a9" style:font-size-asian="14pt" style:font-size-complex="14pt"/>
    </style:style>
    <style:style style:name="P11" style:family="paragraph" style:parent-style-name="Standard">
      <style:paragraph-properties fo:margin-left="0cm" fo:margin-right="0cm" fo:line-height="115%" fo:text-align="center" style:justify-single-word="false" fo:text-indent="0cm" style:auto-text-indent="false"/>
      <style:text-properties fo:font-size="14pt" fo:font-weight="bold" officeooo:paragraph-rsid="00180d98" style:font-size-asian="14pt" style:font-weight-asian="bold" style:font-size-complex="14pt" style:font-weight-complex="bold"/>
    </style:style>
    <style:style style:name="T1" style:family="text">
      <style:text-properties officeooo:rsid="00190b11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90b11"/>
    </style:style>
    <style:style style:name="T4" style:family="text">
      <style:text-properties style:text-underline-style="solid" style:text-underline-width="auto" style:text-underline-color="font-color" officeooo:rsid="001a43c3"/>
    </style:style>
    <style:style style:name="T5" style:family="text">
      <style:text-properties style:text-underline-style="solid" style:text-underline-width="auto" style:text-underline-color="font-color" officeooo:rsid="001c9129"/>
    </style:style>
    <style:style style:name="T6" style:family="text">
      <style:text-properties style:text-underline-style="solid" style:text-underline-width="auto" style:text-underline-color="font-color" officeooo:rsid="00180d98"/>
    </style:style>
    <style:style style:name="T7" style:family="text">
      <style:text-properties officeooo:rsid="001a43c3"/>
    </style:style>
    <style:style style:name="T8" style:family="text">
      <style:text-properties officeooo:rsid="001c9129"/>
    </style:style>
    <style:style style:name="T9" style:family="text">
      <style:text-properties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ФГБОУ ВПО</text:p>
      <text:p text:style-name="P1">Уфимский государственный авиационный технический университет</text:p>
      <text:p text:style-name="P1"/>
      <text:p text:style-name="P11">ОТЗЫВ</text:p>
      <text:p text:style-name="P10"><text:tab/>Руководитель выпускной квалификационной работы</text:p>
      <text:p text:style-name="P10"><text:span text:style-name="T6"><text:s text:c="37"/>к.т.н, доц. Еникеева </text:span><text:span text:style-name="T3">Карина Рафаэлевна <text:s text:c="10"/></text:span><text:span text:style-name="T6"><text:s text:c="26"/></text:span></text:p>
      <text:p text:style-name="P8">(звание, степень, фамилия, имя, отчество)</text:p>
      <text:p text:style-name="P3"/>
      <text:p text:style-name="P4">должность________________ <text:s text:c="2"/></text:p>
      <text:p text:style-name="P4">место работы_______________________</text:p>
      <text:p text:style-name="P4">о выпускной квалификационной работе студента <text:span text:style-name="T2"><text:s text:c="3"/>гр. </text:span><text:span text:style-name="T5">ПРО-404сз <text:s text:c="4"/></text:span></text:p>
      <text:p text:style-name="P3">факультета <text:span text:style-name="T2"><text:s text:c="4"/></text:span><text:span text:style-name="T3">ИРТ <text:s text:c="3"/></text:span></text:p>
      <text:p text:style-name="P6"><text:span text:style-name="T6"><text:s text:c="43"/></text:span><text:span text:style-name="T3">Синявского Глеба Николаевича</text:span><text:span text:style-name="T6"> <text:s text:c="45"/></text:span></text:p>
      <text:p text:style-name="P2"><text:span text:style-name="T9">(фамилия, имя, отчество)</text:span></text:p>
      <text:p text:style-name="P5"><text:tab/>Тема выпускной квалификационной работы <text:span text:style-name="T2"><text:s text:c="2"/>«</text:span><text:span text:style-name="T4">Программа для предупреждения пересечения стволов скважин</text:span><text:span text:style-name="T2">» <text:s text:c="8"/></text:span></text:p>
      <text:p text:style-name="P3"/>
      <text:p text:style-name="P3"/>
      <text:p text:style-name="P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Руководитель выпускной квалификационной работы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swald" svg:font-family="Oswald"/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9T22:57:19.920752024</meta:creation-date>
    <dc:date>2016-01-29T23:20:26.293400164</dc:date>
    <meta:editing-duration>PT23M</meta:editing-duration>
    <meta:editing-cycles>9</meta:editing-cycles>
    <meta:generator>LibreOffice/4.4.7.2$Linux_X86_64 LibreOffice_project/40m0$Build-2</meta:generator>
    <meta:document-statistic meta:table-count="0" meta:image-count="0" meta:object-count="0" meta:page-count="1" meta:paragraph-count="14" meta:word-count="54" meta:character-count="738" meta:non-whitespace-character-count="503"/>
  </office:meta>
</office:document-meta>
</file>